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ý Filipe,</text:p>
      <text:p text:style-name="Normal">v tomto světě plném zázraků máme šťastnou náhodu sdílet něco neobyčejně krásného - andělské číslo 5, znamení naplněné magií a sílou myšlenek. Obdařeni ochranou archanděla Jeremiela, máme jedinečnou příležitost snít velké sny a směřovat k jejich naplnění. Ať už je to přátelství, láska, nebo cesta za osobními cíli, naše cesty se proplely ničím jiným, než čistou energií snů a vizí.</text:p>
      <text:p text:style-name="Normal">Na tento Valentýn tedy přeji, abychom společně sklízeli ovoce našeho spojení pod ochranou Jeremiela. Ať každý den objevujeme sílu našich myšlenek a používáme ji k tomu, aby byl svět kolem nás mírnějším a láskyplnějším místem. Tvoje přítomnost je jako povzbuzující energie, motivující mě neustále kráčet vpřed. Sdílet s tebou andělské číslo znamená pro mě mít vedle sebe někoho, s kým mohu snít, a věřit, že všechno je možné.</text:p>
      <text:p text:style-name="Normal">S obdivem, který překračuje hranice snů, a srdečným přáním šťastného Valentýna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